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2fd" officeooo:paragraph-rsid="001952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AIL DATASETS PROGRAMS IN SLT</text:p>
      <text:p text:style-name="P1"/>
      <text:p text:style-name="P1"/>
      <text:p text:style-name="P1">Q)AGE WISE TOP 5</text:p>
      <text:p text:style-name="P1"/>
      <text:p text:style-name="P1"/>
      <text:p text:style-name="P1">import java.io.IOException;</text:p>
      <text:p text:style-name="P1">import java.util.TreeMap;</text:p>
      <text:p text:style-name="P1"/>
      <text:p text:style-name="P1">import org.apache.hadoop.conf.Configuration;</text:p>
      <text:p text:style-name="P1">import org.apache.hadoop.fs.FileSystem;</text:p>
      <text:p text:style-name="P1">import org.apache.hadoop.fs.Path;</text:p>
      <text:p text:style-name="P1">import org.apache.hadoop.io.IntWritable;</text:p>
      <text:p text:style-name="P1">import org.apache.hadoop.io.LongWritable;</text:p>
      <text:p text:style-name="P1">import org.apache.hadoop.io.Text;</text:p>
      <text:p text:style-name="P1">import org.apache.hadoop.mapreduce.Job;</text:p>
      <text:p text:style-name="P1">import org.apache.hadoop.mapreduce.Mapper;</text:p>
      <text:p text:style-name="P1">import org.apache.hadoop.mapreduce.Partitioner;</text:p>
      <text:p text:style-name="P1">import org.apache.hadoop.mapreduce.Reducer;</text:p>
      <text:p text:style-name="P1">import org.apache.hadoop.mapreduce.Reducer.Context;</text:p>
      <text:p text:style-name="P1">import org.apache.hadoop.mapreduce.lib.input.FileInputFormat;</text:p>
      <text:p text:style-name="P1">import org.apache.hadoop.mapreduce.lib.output.FileOutputFormat;</text:p>
      <text:p text:style-name="P1"/>
      <text:p text:style-name="P1"/>
      <text:p text:style-name="P1"/>
      <text:p text:style-name="P1"/>
      <text:p text:style-name="P1">public class partition1 {</text:p>
      <text:p text:style-name="P1"><text:tab/>public static class MyMapper extends Mapper&lt;LongWritable,Text,Text,Text&gt;{</text:p>
      <text:p text:style-name="P1"><text:tab/><text:tab/>public void map(LongWritable key,Text value,Context context) throws IOException, InterruptedException{</text:p>
      <text:p text:style-name="P1"><text:tab/><text:tab/><text:tab/>String arr[]=value.toString().split(";");</text:p>
      <text:p text:style-name="P1"><text:tab/><text:tab/><text:tab/></text:p>
      <text:p text:style-name="P1"><text:tab/><text:tab/><text:tab/>context.write(new Text(arr[2]),new Text(arr[5]+","+arr[7]+","+arr[8]));</text:p>
      <text:p text:style-name="P1"><text:tab/><text:tab/>}</text:p>
      <text:p text:style-name="P1"><text:tab/>}</text:p>
      <text:p text:style-name="P1"><text:tab/>public static class pa extends Partitioner&lt;Text,Text&gt;{</text:p>
      <text:p text:style-name="P1"/>
      <text:p text:style-name="P1"><text:tab/><text:tab/>@Override</text:p>
      <text:p text:style-name="P1"><text:tab/><text:tab/>public int getPartition(Text key, Text arg1, int arg2) {</text:p>
      <text:p text:style-name="P1"><text:tab/><text:tab/><text:tab/>if(key.toString().contains("A")){</text:p>
      <text:p text:style-name="P1"><text:tab/><text:tab/><text:tab/><text:tab/>return 0;</text:p>
      <text:p text:style-name="P1"><text:tab/><text:tab/><text:tab/>}</text:p>
      <text:p text:style-name="P1"><text:tab/><text:tab/><text:tab/>if(key.toString().contains("B")){</text:p>
      <text:p text:style-name="P1"><text:tab/><text:tab/><text:tab/><text:tab/>return 1;</text:p>
      <text:p text:style-name="P1"><text:tab/><text:tab/><text:tab/><text:tab/></text:p>
      <text:p text:style-name="P1"><text:tab/><text:tab/><text:tab/>}</text:p>
      <text:p text:style-name="P1"><text:tab/><text:tab/><text:tab/>if(key.toString().contains("C")){</text:p>
      <text:p text:style-name="P1"><text:tab/><text:tab/><text:tab/><text:tab/>return 2;</text:p>
      <text:p text:style-name="P1"><text:tab/><text:tab/><text:tab/>}if(key.toString().contains("D")){</text:p>
      <text:p text:style-name="P1"><text:tab/><text:tab/><text:tab/><text:tab/>return 3;</text:p>
      <text:p text:style-name="P1"><text:tab/><text:tab/><text:tab/>}if(key.toString().contains("E")){</text:p>
      <text:p text:style-name="P1"><text:tab/><text:tab/><text:tab/><text:tab/>return 4;</text:p>
      <text:p text:style-name="P1"><text:soft-page-break/><text:tab/><text:tab/><text:tab/>}if(key.toString().contains("F")){</text:p>
      <text:p text:style-name="P1"><text:tab/><text:tab/><text:tab/><text:tab/>return 5;</text:p>
      <text:p text:style-name="P1"><text:tab/><text:tab/><text:tab/>}if(key.toString().contains("G")){</text:p>
      <text:p text:style-name="P1"><text:tab/><text:tab/><text:tab/><text:tab/>return 6;</text:p>
      <text:p text:style-name="P1"><text:tab/><text:tab/><text:tab/>}if(key.toString().contains("H")){</text:p>
      <text:p text:style-name="P1"><text:tab/><text:tab/><text:tab/><text:tab/>return 7;</text:p>
      <text:p text:style-name="P1"><text:tab/><text:tab/><text:tab/>}if(key.toString().contains("I")){</text:p>
      <text:p text:style-name="P1"><text:tab/><text:tab/><text:tab/><text:tab/>return 8;</text:p>
      <text:p text:style-name="P1"><text:tab/><text:tab/><text:tab/>}if(key.toString().contains("J")){</text:p>
      <text:p text:style-name="P1"><text:tab/><text:tab/><text:tab/><text:tab/>return 9;</text:p>
      <text:p text:style-name="P1"><text:tab/><text:tab/><text:tab/>}if(key.toString().contains("K")){</text:p>
      <text:p text:style-name="P1"><text:tab/><text:tab/><text:tab/><text:tab/>return 10;</text:p>
      <text:p text:style-name="P1"><text:tab/><text:tab/><text:tab/>}</text:p>
      <text:p text:style-name="P1"><text:tab/><text:tab/><text:tab/>else{</text:p>
      <text:p text:style-name="P1"><text:tab/><text:tab/><text:tab/>return 11;</text:p>
      <text:p text:style-name="P1"><text:tab/><text:tab/>}}</text:p>
      <text:p text:style-name="P1"><text:tab/><text:tab/></text:p>
      <text:p text:style-name="P1"><text:tab/>}</text:p>
      <text:p text:style-name="P1">public static class MyReducer extends Reducer&lt;Text,Text,Text,Text&gt;{</text:p>
      <text:p text:style-name="P1"><text:tab/>String ss;int abc=0;int max=0;int vol1=0;</text:p>
      <text:p text:style-name="P1"><text:tab/><text:tab/>TreeMap tm=new TreeMap();</text:p>
      <text:p text:style-name="P1"><text:tab/><text:tab/>public void reduce(Text key,Iterable&lt;Text&gt; value,Context context) throws IOException, InterruptedException{</text:p>
      <text:p text:style-name="P1"><text:tab/><text:tab/><text:tab/></text:p>
      <text:p text:style-name="P1"><text:tab/><text:tab/><text:tab/></text:p>
      <text:p text:style-name="P1"><text:tab/><text:tab/><text:tab/></text:p>
      <text:p text:style-name="P1"><text:tab/><text:tab/><text:tab/>for(Text num:value)</text:p>
      <text:p text:style-name="P1"><text:tab/><text:tab/><text:tab/>{</text:p>
      <text:p text:style-name="P1"><text:tab/><text:tab/><text:tab/><text:tab/></text:p>
      <text:p text:style-name="P1"><text:tab/><text:tab/><text:tab/><text:tab/></text:p>
      <text:p text:style-name="P1"><text:tab/><text:tab/><text:tab/><text:tab/>String str[]=num.toString().split(",");</text:p>
      <text:p text:style-name="P1"><text:tab/><text:tab/><text:tab/><text:tab/></text:p>
      <text:p text:style-name="P1"><text:tab/><text:tab/><text:tab/><text:tab/></text:p>
      <text:p text:style-name="P1"><text:tab/><text:tab/><text:tab/><text:tab/>int vol=Integer.parseInt(str[1]);</text:p>
      <text:p text:style-name="P1"><text:tab/><text:tab/><text:tab/><text:tab/>int vol1=Integer.parseInt(str[2]);</text:p>
      <text:p text:style-name="P1"><text:tab/><text:tab/><text:tab/><text:tab/></text:p>
      <text:p text:style-name="P1"><text:tab/><text:tab/><text:tab/><text:tab/>String id=str[0];</text:p>
      <text:p text:style-name="P1"><text:tab/><text:tab/><text:tab/>//<text:tab/>abc=vol1-vol;</text:p>
      <text:p text:style-name="P1"><text:tab/><text:tab/><text:tab/>//<text:tab/>max=Math.max(abc, max);</text:p>
      <text:p text:style-name="P1"><text:tab/><text:tab/><text:tab/><text:tab/>tm.put((vol1-vol), id);</text:p>
      <text:p text:style-name="P1"><text:tab/><text:tab/><text:tab/><text:tab/></text:p>
      <text:p text:style-name="P1"><text:tab/><text:tab/><text:tab/><text:tab/>if(tm.size()&gt;5){</text:p>
      <text:p text:style-name="P1"><text:tab/><text:tab/><text:tab/><text:tab/><text:tab/>tm.remove(tm.firstKey());</text:p>
      <text:p text:style-name="P1"><text:tab/><text:tab/><text:tab/><text:tab/>}</text:p>
      <text:p text:style-name="P1"><text:tab/><text:tab/><text:tab/>}</text:p>
      <text:p text:style-name="P1"><text:tab/><text:tab/><text:tab/></text:p>
      <text:p text:style-name="P1"><text:tab/><text:tab/><text:tab/></text:p>
      <text:p text:style-name="P1"><text:tab/><text:tab/><text:tab/>context.write(key, new Text(tm.toString()));</text:p>
      <text:p text:style-name="P1"><text:tab/><text:tab/>}</text:p>
      <text:p text:style-name="P1">}</text:p>
      <text:p text:style-name="P1"/>
      <text:p text:style-name="P1"><text:soft-page-break/><text:tab/>public static void main(String[] args) throws IOException, ClassNotFoundException, InterruptedException {</text:p>
      <text:p text:style-name="P1"><text:tab/><text:tab/>Configuration c=new Configuration();</text:p>
      <text:p text:style-name="P1"><text:tab/><text:tab/>Job job=Job.getInstance(c,"sss");</text:p>
      <text:p text:style-name="P1"><text:tab/><text:tab/>job.setJarByClass(partition1.class);</text:p>
      <text:p text:style-name="P1"><text:tab/><text:tab/>job.setMapperClass(MyMapper.class);</text:p>
      <text:p text:style-name="P1"><text:tab/><text:tab/>job.setPartitionerClass(pa.class);</text:p>
      <text:p text:style-name="P1"><text:tab/><text:tab/>job.setReducerClass(MyReducer.class);</text:p>
      <text:p text:style-name="P1"><text:tab/><text:tab/>job.setNumReduceTasks(12);</text:p>
      <text:p text:style-name="P1"><text:tab/><text:tab/>job.setMapOutputKeyClass(Text.class);</text:p>
      <text:p text:style-name="P1"><text:tab/><text:tab/>job.setMapOutputValueClass(Text.class);</text:p>
      <text:p text:style-name="P1"><text:tab/><text:tab/>job.setOutputKeyClass(Text.class);</text:p>
      <text:p text:style-name="P1"><text:tab/><text:tab/>job.setOutputValueClass(Text.class);</text:p>
      <text:p text:style-name="P1"><text:tab/><text:tab/></text:p>
      <text:p text:style-name="P1"><text:tab/><text:tab/>FileSystem.get(c).delete(new Path(args[1]),true);</text:p>
      <text:p text:style-name="P1"><text:tab/><text:tab/>FileInputFormat.addInputPath(job, new Path(args[0]));<text:tab/></text:p>
      <text:p text:style-name="P1"><text:tab/><text:tab/>FileOutputFormat.setOutputPath(job,new Path(args[1]));</text:p>
      <text:p text:style-name="P1"><text:tab/><text:tab/>System.exit(job.waitForCompletion(true)?0:1);</text:p>
      <text:p text:style-name="P1"/>
      <text:p text:style-name="P1"/>
      <text:p text:style-name="P1"><text:tab/>}</text:p>
      <text:p text:style-name="P1"/>
      <text:p text:style-name="P1"/>
      <text:p text:style-name="P1"/>
      <text:p text:style-name="P1"/>
      <text:p text:style-name="P1"/>
      <text:p text:style-name="P1">}</text:p>
      <text:p text:style-name="P1"/>
      <text:p text:style-name="P1"/>
      <text:p text:style-name="P1">Q2)top 1</text:p>
      <text:p text:style-name="P1">import java.io.IOException;</text:p>
      <text:p text:style-name="P1">import java.util.TreeMap;</text:p>
      <text:p text:style-name="P1"/>
      <text:p text:style-name="P1">import org.apache.hadoop.conf.Configuration;</text:p>
      <text:p text:style-name="P1">import org.apache.hadoop.fs.FileSystem;</text:p>
      <text:p text:style-name="P1">import org.apache.hadoop.fs.Path;</text:p>
      <text:p text:style-name="P1">import org.apache.hadoop.io.LongWritable;</text:p>
      <text:p text:style-name="P1">import org.apache.hadoop.io.Text;</text:p>
      <text:p text:style-name="P1">import org.apache.hadoop.mapreduce.Job;</text:p>
      <text:p text:style-name="P1">import org.apache.hadoop.mapreduce.Mapper;</text:p>
      <text:p text:style-name="P1">import org.apache.hadoop.mapreduce.Reducer;</text:p>
      <text:p text:style-name="P1">import org.apache.hadoop.mapreduce.Reducer.Context;</text:p>
      <text:p text:style-name="P1">import org.apache.hadoop.mapreduce.lib.input.FileInputFormat;</text:p>
      <text:p text:style-name="P1">import org.apache.hadoop.mapreduce.lib.output.FileOutputFormat;</text:p>
      <text:p text:style-name="P1"/>
      <text:p text:style-name="P1"/>
      <text:p text:style-name="P1"/>
      <text:p text:style-name="P1">public class Top5m {</text:p>
      <text:p text:style-name="P1"><text:tab/>public static class MyMapper extends Mapper&lt;LongWritable,Text,Text,Text&gt;{</text:p>
      <text:p text:style-name="P1"><text:tab/><text:tab/>public void map(LongWritable key,Text value,Context context) throws IOException, InterruptedException{</text:p>
      <text:p text:style-name="P1"><text:tab/><text:tab/><text:tab/>String arr[]=value.toString().split(";");</text:p>
      <text:p text:style-name="P1"><text:soft-page-break/><text:tab/><text:tab/><text:tab/></text:p>
      <text:p text:style-name="P1"><text:tab/><text:tab/><text:tab/>context.write(new Text("top 1"),new Text(arr[1]+","+arr[8]));</text:p>
      <text:p text:style-name="P1"><text:tab/><text:tab/>}</text:p>
      <text:p text:style-name="P1"><text:tab/>}</text:p>
      <text:p text:style-name="P1">public static class MyReducer extends Reducer&lt;Text,Text,Text,Text&gt;{</text:p>
      <text:p text:style-name="P1"><text:tab/>String ss;</text:p>
      <text:p text:style-name="P1"><text:tab/><text:tab/>TreeMap tm=new TreeMap();</text:p>
      <text:p text:style-name="P1"><text:tab/><text:tab/>public void reduce(Text key,Iterable&lt;Text&gt; value,Context context) throws IOException, InterruptedException{</text:p>
      <text:p text:style-name="P1"><text:tab/><text:tab/><text:tab/></text:p>
      <text:p text:style-name="P1"><text:tab/><text:tab/><text:tab/></text:p>
      <text:p text:style-name="P1"><text:tab/><text:tab/><text:tab/></text:p>
      <text:p text:style-name="P1"><text:tab/><text:tab/><text:tab/>for(Text num:value)</text:p>
      <text:p text:style-name="P1"><text:tab/><text:tab/><text:tab/>{</text:p>
      <text:p text:style-name="P1"><text:tab/><text:tab/><text:tab/><text:tab/></text:p>
      <text:p text:style-name="P1"><text:tab/><text:tab/><text:tab/><text:tab/></text:p>
      <text:p text:style-name="P1"><text:tab/><text:tab/><text:tab/><text:tab/>String str[]=num.toString().split(",");</text:p>
      <text:p text:style-name="P1"><text:tab/><text:tab/><text:tab/><text:tab/></text:p>
      <text:p text:style-name="P1"><text:tab/><text:tab/><text:tab/><text:tab/></text:p>
      <text:p text:style-name="P1"><text:tab/><text:tab/><text:tab/><text:tab/>int vol=Integer.parseInt(str[1]);</text:p>
      <text:p text:style-name="P1"><text:tab/><text:tab/><text:tab/><text:tab/></text:p>
      <text:p text:style-name="P1"><text:tab/><text:tab/><text:tab/><text:tab/>String id=str[0];</text:p>
      <text:p text:style-name="P1"><text:tab/><text:tab/><text:tab/><text:tab/></text:p>
      <text:p text:style-name="P1"><text:tab/><text:tab/><text:tab/><text:tab/></text:p>
      <text:p text:style-name="P1"><text:tab/><text:tab/><text:tab/><text:tab/>tm.put(vol, id);</text:p>
      <text:p text:style-name="P1"><text:tab/><text:tab/><text:tab/><text:tab/></text:p>
      <text:p text:style-name="P1"><text:tab/><text:tab/><text:tab/><text:tab/>if(tm.size()&gt;1){</text:p>
      <text:p text:style-name="P1"><text:tab/><text:tab/><text:tab/><text:tab/><text:tab/>tm.remove(tm.firstKey());</text:p>
      <text:p text:style-name="P1"><text:tab/><text:tab/><text:tab/><text:tab/>}</text:p>
      <text:p text:style-name="P1"><text:tab/><text:tab/><text:tab/>}</text:p>
      <text:p text:style-name="P1"><text:tab/><text:tab/><text:tab/></text:p>
      <text:p text:style-name="P1"><text:tab/><text:tab/><text:tab/></text:p>
      <text:p text:style-name="P1"><text:tab/><text:tab/><text:tab/>context.write(key, new Text(tm.toString()));</text:p>
      <text:p text:style-name="P1"><text:tab/><text:tab/>}</text:p>
      <text:p text:style-name="P1">}</text:p>
      <text:p text:style-name="P1"/>
      <text:p text:style-name="P1"><text:tab/>public static void main(String[] args) throws IOException, ClassNotFoundException, InterruptedException {</text:p>
      <text:p text:style-name="P1"><text:tab/><text:tab/>Configuration c=new Configuration();</text:p>
      <text:p text:style-name="P1"><text:tab/><text:tab/>Job job=Job.getInstance(c,"sss");</text:p>
      <text:p text:style-name="P1"><text:tab/><text:tab/>job.setJarByClass(Top5m.class);</text:p>
      <text:p text:style-name="P1"><text:tab/><text:tab/>job.setMapperClass(MyMapper.class);</text:p>
      <text:p text:style-name="P1"><text:tab/><text:tab/>job.setReducerClass(MyReducer.class);</text:p>
      <text:p text:style-name="P1"><text:tab/><text:tab/>//job.setNumReduceTasks(0);</text:p>
      <text:p text:style-name="P1"><text:tab/><text:tab/>job.setMapOutputKeyClass(Text.class);</text:p>
      <text:p text:style-name="P1"><text:tab/><text:tab/>job.setMapOutputValueClass(Text.class);</text:p>
      <text:p text:style-name="P1"><text:tab/><text:tab/>job.setOutputKeyClass(Text.class);</text:p>
      <text:p text:style-name="P1"><text:tab/><text:tab/>job.setOutputValueClass(Text.class);</text:p>
      <text:p text:style-name="P1"><text:tab/><text:tab/></text:p>
      <text:p text:style-name="P1"><text:tab/><text:tab/>FileSystem.get(c).delete(new Path(args[1]),true);</text:p>
      <text:p text:style-name="P1"><text:tab/><text:tab/>FileInputFormat.addInputPath(job, new Path(args[0]));<text:tab/></text:p>
      <text:p text:style-name="P1"><text:tab/><text:tab/>FileOutputFormat.setOutputPath(job,new Path(args[1]));</text:p>
      <text:p text:style-name="P1"><text:soft-page-break/><text:tab/><text:tab/>System.exit(job.waitForCompletion(true)?0:1);</text:p>
      <text:p text:style-name="P1"/>
      <text:p text:style-name="P1"/>
      <text:p text:style-name="P1"><text:tab/>}</text:p>
      <text:p text:style-name="P1"/>
      <text:p text:style-name="P1"/>
      <text:p text:style-name="P1">}</text:p>
      <text:p text:style-name="P1">Q3) top 5</text:p>
      <text:p text:style-name="P1">import java.io.IOException;</text:p>
      <text:p text:style-name="P1">import java.util.TreeMap;</text:p>
      <text:p text:style-name="P1"/>
      <text:p text:style-name="P1">import org.apache.hadoop.conf.Configuration;</text:p>
      <text:p text:style-name="P1">import org.apache.hadoop.fs.FileSystem;</text:p>
      <text:p text:style-name="P1">import org.apache.hadoop.fs.Path;</text:p>
      <text:p text:style-name="P1">import org.apache.hadoop.io.LongWritable;</text:p>
      <text:p text:style-name="P1">import org.apache.hadoop.io.Text;</text:p>
      <text:p text:style-name="P1">import org.apache.hadoop.mapreduce.Job;</text:p>
      <text:p text:style-name="P1">import org.apache.hadoop.mapreduce.Mapper;</text:p>
      <text:p text:style-name="P1">import org.apache.hadoop.mapreduce.Reducer;</text:p>
      <text:p text:style-name="P1">import org.apache.hadoop.mapreduce.Reducer.Context;</text:p>
      <text:p text:style-name="P1">import org.apache.hadoop.mapreduce.lib.input.FileInputFormat;</text:p>
      <text:p text:style-name="P1">import org.apache.hadoop.mapreduce.lib.output.FileOutputFormat;</text:p>
      <text:p text:style-name="P1"/>
      <text:p text:style-name="P1"/>
      <text:p text:style-name="P1"/>
      <text:p text:style-name="P1"/>
      <text:p text:style-name="P1">public class topp {</text:p>
      <text:p text:style-name="P1"><text:tab/>public static class MyMapper extends Mapper&lt;LongWritable,Text,Text,Text&gt;{</text:p>
      <text:p text:style-name="P1"><text:tab/><text:tab/>public void map(LongWritable key,Text value,Context context) throws IOException, InterruptedException{</text:p>
      <text:p text:style-name="P1"><text:tab/><text:tab/><text:tab/>String arr[]=value.toString().split(";");</text:p>
      <text:p text:style-name="P1"><text:tab/><text:tab/><text:tab/></text:p>
      <text:p text:style-name="P1"><text:tab/><text:tab/><text:tab/>context.write(new Text("top 1"),new Text(arr[5]+","+arr[8]));</text:p>
      <text:p text:style-name="P1"><text:tab/><text:tab/>}</text:p>
      <text:p text:style-name="P1"><text:tab/>}</text:p>
      <text:p text:style-name="P1">public static class MyReducer extends Reducer&lt;Text,Text,Text,Text&gt;{</text:p>
      <text:p text:style-name="P1"><text:tab/>String ss;</text:p>
      <text:p text:style-name="P1"><text:tab/><text:tab/>TreeMap tm=new TreeMap();</text:p>
      <text:p text:style-name="P1"><text:tab/><text:tab/>public void reduce(Text key,Iterable&lt;Text&gt; value,Context context) throws IOException, InterruptedException{</text:p>
      <text:p text:style-name="P1"><text:tab/><text:tab/><text:tab/></text:p>
      <text:p text:style-name="P1"><text:tab/><text:tab/><text:tab/></text:p>
      <text:p text:style-name="P1"><text:tab/><text:tab/><text:tab/></text:p>
      <text:p text:style-name="P1"><text:tab/><text:tab/><text:tab/>for(Text num:value)</text:p>
      <text:p text:style-name="P1"><text:tab/><text:tab/><text:tab/>{</text:p>
      <text:p text:style-name="P1"><text:tab/><text:tab/><text:tab/><text:tab/></text:p>
      <text:p text:style-name="P1"><text:tab/><text:tab/><text:tab/><text:tab/></text:p>
      <text:p text:style-name="P1"><text:tab/><text:tab/><text:tab/><text:tab/>String str[]=num.toString().split(",");</text:p>
      <text:p text:style-name="P1"><text:tab/><text:tab/><text:tab/><text:tab/></text:p>
      <text:p text:style-name="P1"><text:tab/><text:tab/><text:tab/><text:tab/></text:p>
      <text:p text:style-name="P1"><text:tab/><text:tab/><text:tab/><text:tab/>int vol=Integer.parseInt(str[1]);</text:p>
      <text:p text:style-name="P1"><text:tab/><text:tab/><text:tab/><text:tab/></text:p>
      <text:p text:style-name="P1"><text:soft-page-break/><text:tab/><text:tab/><text:tab/><text:tab/>String id=str[0];</text:p>
      <text:p text:style-name="P1"><text:tab/><text:tab/><text:tab/><text:tab/></text:p>
      <text:p text:style-name="P1"><text:tab/><text:tab/><text:tab/><text:tab/></text:p>
      <text:p text:style-name="P1"><text:tab/><text:tab/><text:tab/><text:tab/>tm.put(vol, id);</text:p>
      <text:p text:style-name="P1"><text:tab/><text:tab/><text:tab/><text:tab/></text:p>
      <text:p text:style-name="P1"><text:tab/><text:tab/><text:tab/><text:tab/>if(tm.size()&gt;4){</text:p>
      <text:p text:style-name="P1"><text:tab/><text:tab/><text:tab/><text:tab/><text:tab/>tm.remove(tm.firstKey());</text:p>
      <text:p text:style-name="P1"><text:tab/><text:tab/><text:tab/><text:tab/>}</text:p>
      <text:p text:style-name="P1"><text:tab/><text:tab/><text:tab/>}</text:p>
      <text:p text:style-name="P1"><text:tab/><text:tab/><text:tab/></text:p>
      <text:p text:style-name="P1"><text:tab/><text:tab/><text:tab/></text:p>
      <text:p text:style-name="P1"><text:tab/><text:tab/><text:tab/>context.write(key, new Text(tm.toString()));</text:p>
      <text:p text:style-name="P1"><text:tab/><text:tab/>}</text:p>
      <text:p text:style-name="P1">}</text:p>
      <text:p text:style-name="P1"/>
      <text:p text:style-name="P1"><text:tab/>public static void main(String[] args) throws IOException, ClassNotFoundException, InterruptedException {</text:p>
      <text:p text:style-name="P1"><text:tab/><text:tab/>Configuration c=new Configuration();</text:p>
      <text:p text:style-name="P1"><text:tab/><text:tab/>Job job=Job.getInstance(c,"sss");</text:p>
      <text:p text:style-name="P1"><text:tab/><text:tab/>job.setJarByClass(topp.class);</text:p>
      <text:p text:style-name="P1"><text:tab/><text:tab/>job.setMapperClass(MyMapper.class);</text:p>
      <text:p text:style-name="P1"><text:tab/><text:tab/>job.setReducerClass(MyReducer.class);</text:p>
      <text:p text:style-name="P1"><text:tab/><text:tab/>//job.setNumReduceTasks(0);</text:p>
      <text:p text:style-name="P1"><text:tab/><text:tab/>job.setMapOutputKeyClass(Text.class);</text:p>
      <text:p text:style-name="P1"><text:tab/><text:tab/>job.setMapOutputValueClass(Text.class);</text:p>
      <text:p text:style-name="P1"><text:tab/><text:tab/>job.setOutputKeyClass(Text.class);</text:p>
      <text:p text:style-name="P1"><text:tab/><text:tab/>job.setOutputValueClass(Text.class);</text:p>
      <text:p text:style-name="P1"><text:tab/><text:tab/></text:p>
      <text:p text:style-name="P1"><text:tab/><text:tab/>FileSystem.get(c).delete(new Path(args[1]),true);</text:p>
      <text:p text:style-name="P1"><text:tab/><text:tab/>FileInputFormat.addInputPath(job, new Path(args[0]));<text:tab/></text:p>
      <text:p text:style-name="P1"><text:tab/><text:tab/>FileOutputFormat.setOutputPath(job,new Path(args[1]));</text:p>
      <text:p text:style-name="P1"><text:tab/><text:tab/>System.exit(job.waitForCompletion(true)?0:1);</text:p>
      <text:p text:style-name="P1"/>
      <text:p text:style-name="P1"/>
      <text:p text:style-name="P1"><text:tab/>}</text:p>
      <text:p text:style-name="P1"/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0:29:24.199227780</meta:creation-date>
    <dc:date>2017-06-14T10:32:32.926832552</dc:date>
    <meta:editing-duration>PT3M10S</meta:editing-duration>
    <meta:editing-cycles>1</meta:editing-cycles>
    <meta:document-statistic meta:table-count="0" meta:image-count="0" meta:object-count="0" meta:page-count="6" meta:paragraph-count="249" meta:word-count="463" meta:character-count="7214" meta:non-whitespace-character-count="6416"/>
    <meta:generator>LibreOffice/5.1.6.2$Linux_x86 LibreOffice_project/10m0$Build-2</meta:generator>
  </office:meta>
</office:document-meta>
</file>